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OpenSymbol" svg:font-family="Open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8cm" loext:decorative="false"/>
      <style:paragraph-properties style:writing-mode="lr-tb"/>
    </style:style>
    <style:style style:name="gr2" style:family="graphic" style:parent-style-name="standard">
      <style:graphic-properties draw:stroke="solid" svg:stroke-color="#3465a4" draw:fill-color="#ffffff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color="#3465a4" draw:fill-color="#eeeeee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color="#3465a4" draw:fill-color="#dddddd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color="#3465a4" draw:fill-color="#cccccc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gradient" draw:fill-color="#3465a4" draw:fill-gradient-name="Gradient_20_4" draw:gradient-step-count="0" draw:opacity-name="Transparency_20_2" draw:textarea-horizontal-align="justify" draw:textarea-vertical-align="top" draw:auto-grow-height="false" fo:min-height="15.826cm" fo:min-width="6.112cm" draw:shadow="visible" draw:shadow-offset-x="0.1cm" draw:shadow-offset-y="0.1cm" draw:shadow-opacity="50%" loext:shadow-blur="0.176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-color="#b2b2b2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color="#3465a4" draw:fill-color="#999999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color="#3465a4" draw:fill-color="#808080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color="#3465a4" draw:fill-color="#666666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color="#3465a4" draw:fill-color="#333333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color="#3465a4" draw:fill-color="#1c1c1c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color="#3465a4" draw:fill-color="#111111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color="#3465a4" draw:fill-color="#cccccc" draw:textarea-horizontal-align="justify" draw:textarea-vertical-align="middle" draw:auto-grow-height="false" fo:min-height="1.46cm" fo:min-width="21.501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3465a4" draw:fill-color="#808080" draw:textarea-horizontal-align="justify" draw:textarea-vertical-align="middle" draw:auto-grow-height="false" fo:min-height="1.46cm" fo:min-width="21.212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color="#3465a4" draw:fill-color="#666666" draw:textarea-horizontal-align="justify" draw:textarea-vertical-align="middle" draw:auto-grow-height="false" fo:min-height="1.46cm" fo:min-width="13.782cm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color="#3465a4" draw:fill-color="#1c1c1c" draw:textarea-horizontal-align="justify" draw:textarea-vertical-align="middle" draw:auto-grow-height="false" fo:min-height="1.46cm" fo:min-width="13.89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1cm" svg:stroke-color="#dddddd" draw:marker-start-width="0.35cm" draw:marker-end-width="0.35cm" svg:stroke-opacity="40%" draw:fill="gradient" draw:fill-color="#ffffa6" draw:fill-gradient-name="Gradient_20_7" draw:gradient-step-count="0" draw:opacity-name="Transparency_20_5" draw:textarea-horizontal-align="justify" draw:textarea-vertical-align="middle" draw:auto-grow-height="false" fo:min-height="1.396cm" fo:min-width="15.146cm" fo:padding-top="0.175cm" fo:padding-bottom="0.175cm" fo:padding-left="0.3cm" fo:padding-right="0.3cm" draw:shadow="visible" draw:shadow-opacity="50%" loext:shadow-blur="0.212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cm" svg:stroke-color="#eeeeee" draw:marker-start-width="0.35cm" draw:marker-end-width="0.35cm" svg:stroke-opacity="40%" draw:fill="gradient" draw:fill-gradient-name="Gradient_20_7" draw:gradient-step-count="0" draw:opacity-name="Transparency_20_5" draw:textarea-horizontal-align="justify" draw:textarea-vertical-align="middle" draw:auto-grow-height="false" fo:min-height="1.23cm" fo:min-width="9.73cm" fo:padding-top="0.175cm" fo:padding-bottom="0.175cm" fo:padding-left="0.3cm" fo:padding-right="0.3cm" draw:shadow="visible" draw:shadow-opacity="70%" loext:shadow-blur="0.212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9.7000007629395pt"/>
    </style:style>
    <style:style style:name="P3" style:family="paragraph">
      <style:paragraph-properties fo:text-align="center"/>
      <style:text-properties fo:font-size="19.7000007629395pt"/>
    </style:style>
    <style:style style:name="P4" style:family="paragraph">
      <loext:graphic-properties draw:fill-color="#ffffff"/>
      <style:paragraph-properties fo:text-align="center" style:writing-mode="lr-tb"/>
      <style:text-properties fo:font-size="19.7000007629395pt"/>
    </style:style>
    <style:style style:name="P5" style:family="paragraph">
      <loext:graphic-properties draw:fill-color="#eeeeee"/>
      <style:paragraph-properties fo:text-align="center" style:writing-mode="lr-tb"/>
      <style:text-properties fo:font-size="19.7000007629395pt"/>
    </style:style>
    <style:style style:name="P6" style:family="paragraph">
      <loext:graphic-properties draw:fill-color="#dddddd"/>
      <style:paragraph-properties fo:text-align="center" style:writing-mode="lr-tb"/>
      <style:text-properties fo:font-size="19.7000007629395pt"/>
    </style:style>
    <style:style style:name="P7" style:family="paragraph">
      <loext:graphic-properties draw:fill-color="#cccccc"/>
      <style:paragraph-properties fo:text-align="center" style:writing-mode="lr-tb"/>
      <style:text-properties fo:font-size="19.7000007629395pt"/>
    </style:style>
    <style:style style:name="P8" style:family="paragraph">
      <style:paragraph-properties fo:margin-left="0cm" fo:margin-right="0cm" fo:margin-top="0.1cm" fo:margin-bottom="0.1cm" fo:line-height="115%" fo:text-align="start" fo:text-indent="0cm"/>
      <style:text-properties fo:font-size="19.7000007629395pt"/>
    </style:style>
    <style:style style:name="P9" style:family="paragraph">
      <loext:graphic-properties draw:fill="gradient" draw:fill-color="#3465a4" draw:fill-gradient-name="Gradient_20_4" draw:gradient-step-count="0" draw:opacity-name="Transparency_20_2"/>
      <style:paragraph-properties fo:margin-left="0cm" fo:margin-right="0cm" fo:margin-top="0.1cm" fo:margin-bottom="0.1cm" fo:line-height="115%" fo:text-align="start" fo:text-indent="0cm" style:writing-mode="lr-tb"/>
      <style:text-properties fo:font-size="19.7000007629395pt"/>
    </style:style>
    <style:style style:name="P10" style:family="paragraph">
      <style:paragraph-properties fo:line-height="115%" fo:text-align="start"/>
    </style:style>
    <style:style style:name="P11" style:family="paragraph">
      <style:paragraph-properties fo:margin-left="0cm" fo:margin-right="0cm" fo:margin-top="0cm" fo:margin-bottom="0cm" fo:line-height="115%" fo:text-align="start" fo:text-indent="0cm"/>
    </style:style>
    <style:style style:name="P12" style:family="paragraph">
      <loext:graphic-properties draw:fill="gradient" draw:fill-color="#3465a4" draw:fill-gradient-name="Gradient_20_4" draw:gradient-step-count="0" draw:opacity-name="Transparency_20_2"/>
      <style:paragraph-properties fo:line-height="115%" fo:text-align="start" style:writing-mode="lr-tb"/>
    </style:style>
    <style:style style:name="P13" style:family="paragraph">
      <style:paragraph-properties fo:margin-left="0cm" fo:margin-right="0cm" fo:margin-top="0.1cm" fo:margin-bottom="0.1cm" fo:line-height="115%" fo:text-align="start" fo:text-indent="0cm"/>
    </style:style>
    <style:style style:name="P14" style:family="paragraph">
      <loext:graphic-properties draw:fill-color="#b2b2b2"/>
      <style:paragraph-properties fo:text-align="center" style:writing-mode="lr-tb"/>
      <style:text-properties fo:font-size="19.7000007629395pt"/>
    </style:style>
    <style:style style:name="P15" style:family="paragraph">
      <loext:graphic-properties draw:fill-color="#999999"/>
      <style:paragraph-properties fo:text-align="center" style:writing-mode="lr-tb"/>
      <style:text-properties fo:font-size="19.7000007629395pt"/>
    </style:style>
    <style:style style:name="P16" style:family="paragraph">
      <loext:graphic-properties draw:fill-color="#808080"/>
      <style:paragraph-properties fo:text-align="center" style:writing-mode="lr-tb"/>
      <style:text-properties fo:font-size="19.7000007629395pt"/>
    </style:style>
    <style:style style:name="P17" style:family="paragraph">
      <loext:graphic-properties draw:fill-color="#666666"/>
      <style:paragraph-properties fo:text-align="center" style:writing-mode="lr-tb"/>
      <style:text-properties fo:font-size="19.7000007629395pt"/>
    </style:style>
    <style:style style:name="P18" style:family="paragraph">
      <style:paragraph-properties fo:line-height="115%" fo:text-align="start"/>
      <style:text-properties fo:font-size="19.7000007629395pt"/>
    </style:style>
    <style:style style:name="P19" style:family="paragraph">
      <loext:graphic-properties draw:fill="gradient" draw:fill-color="#3465a4" draw:fill-gradient-name="Gradient_20_4" draw:gradient-step-count="0" draw:opacity-name="Transparency_20_2"/>
      <style:paragraph-properties fo:line-height="115%" fo:text-align="start" style:writing-mode="lr-tb"/>
      <style:text-properties fo:font-size="19.7000007629395pt"/>
    </style:style>
    <style:style style:name="P20" style:family="paragraph">
      <loext:graphic-properties draw:fill-color="#333333"/>
      <style:paragraph-properties fo:text-align="center" style:writing-mode="lr-tb"/>
      <style:text-properties fo:font-size="19.7000007629395pt"/>
    </style:style>
    <style:style style:name="P21" style:family="paragraph">
      <loext:graphic-properties draw:fill-color="#1c1c1c"/>
      <style:paragraph-properties fo:text-align="center" style:writing-mode="lr-tb"/>
      <style:text-properties fo:font-size="19.7000007629395pt"/>
    </style:style>
    <style:style style:name="P22" style:family="paragraph">
      <loext:graphic-properties draw:fill-color="#111111"/>
      <style:paragraph-properties fo:text-align="center" style:writing-mode="lr-tb"/>
      <style:text-properties fo:font-size="19.7000007629395pt"/>
    </style:style>
    <style:style style:name="P23" style:family="paragraph">
      <style:paragraph-properties fo:text-align="start"/>
      <style:text-properties style:font-name="Liberation Sans1" fo:language="en" fo:country="US"/>
    </style:style>
    <style:style style:name="P24" style:family="paragraph">
      <loext:graphic-properties draw:fill="gradient" draw:fill-color="#ffffa6" draw:fill-gradient-name="Gradient_20_7" draw:gradient-step-count="0" draw:opacity-name="Transparency_20_5"/>
      <style:paragraph-properties fo:text-align="start" style:writing-mode="lr-tb"/>
      <style:text-properties style:font-name="Liberation Sans1" fo:language="en" fo:country="US"/>
    </style:style>
    <style:style style:name="P25" style:family="paragraph">
      <style:paragraph-properties fo:text-align="end"/>
    </style:style>
    <style:style style:name="P26" style:family="paragraph">
      <loext:graphic-properties draw:fill="gradient" draw:fill-gradient-name="Gradient_20_7" draw:gradient-step-count="0" draw:opacity-name="Transparency_20_5"/>
      <style:paragraph-properties fo:text-align="end" style:writing-mode="lr-tb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9.700000762939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US"/>
    </style:style>
    <style:style style:name="T6" style:family="text">
      <style:text-properties fo:font-size="18pt" fo:language="en" fo:country="US" style:font-size-asian="16pt" style:font-size-complex="16pt"/>
    </style:style>
    <style:style style:name="T7" style:family="text">
      <style:text-properties style:font-name="Liberation Sans" fo:font-size="18pt" fo:language="en" fo:country="US" style:font-size-asian="16pt" style:font-name-complex="Liberation Sans" style:font-size-complex="16pt"/>
    </style:style>
    <style:style style:name="T8" style:family="text">
      <style:text-properties style:font-name="Liberation Sans" fo:language="en" fo:country="US" style:font-name-complex="Liberation Sans"/>
    </style:style>
    <style:style style:name="T9" style:family="text">
      <style:text-properties style:font-name="OpenSymbol" fo:language="en" fo:country="US" style:font-name-asian="OpenSymbol" style:font-name-complex="OpenSymbol"/>
    </style:style>
    <style:style style:name="T10" style:family="text">
      <style:text-properties style:font-name="Liberation Sans1" fo:language="en" fo:country="US" style:font-name-asian="OpenSymbol" style:font-name-complex="OpenSymbo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29.25cm" svg:height="5.318cm" svg:x="27.875cm" svg:y="0cm">
          <draw:text-box>
            <text:p text:style-name="P1"><text:span text:style-name="T1">Versi</text:span><text:span text:style-name="T1">on </text:span><text:span text:style-name="T1">Libra</text:span><text:span text:style-name="T1">ry </text:span><text:span text:style-name="T1">Road</text:span><text:span text:style-name="T1">map</text:span></text:p>
          </draw:text-box>
        </draw:frame>
        <draw:custom-shape draw:style-name="gr2" draw:text-style-name="P4" draw:layer="layout" svg:width="7.267cm" svg:height="1.709cm" svg:x="2.989cm" svg:y="11.135cm">
          <text:p text:style-name="P3"><text:span text:style-name="T2">0.9.0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266cm" svg:height="1.709cm" svg:x="10.257cm" svg:y="11.136cm">
          <text:p text:style-name="P3"><text:span text:style-name="T2">0.9.1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267cm" svg:height="1.709cm" svg:x="17.524cm" svg:y="11.136cm">
          <text:p text:style-name="P3"><text:span text:style-name="T2">0.9.2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267cm" svg:height="1.709cm" svg:x="24.669cm" svg:y="11.136cm">
          <text:p text:style-name="P3"><text:span text:style-name="T2">0.9.3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6.926cm" svg:height="16.39cm" svg:x="2.989cm" svg:y="13.458cm">
          <text:list text:style-name="L1">
            <text:list-item>
              <text:p text:style-name="P8"><text:span text:style-name="T3">Classes to all version </text:span><text:span text:style-name="T3">components</text:span></text:p>
            </text:list-item>
            <text:list-item>
              <text:p text:style-name="P8"><text:span text:style-name="T3">VersionTokenData </text:span><text:span text:style-name="T3">class</text:span></text:p>
            </text:list-item>
            <text:list-item>
              <text:p text:style-name="P8"><text:span text:style-name="T4">VersionToken class</text:span></text:p>
            </text:list-item>
            <text:list-item>
              <text:p text:style-name="P8"><text:span text:style-name="T3">Remove unused </text:span><text:span text:style-name="T3">methods</text:span></text:p>
            </text:list-item>
            <text:list-item>
              <text:p text:style-name="P8"><text:span text:style-name="T3">Remove C method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6.926cm" svg:height="16.39cm" svg:x="10.154cm" svg:y="13.459cm">
          <text:list text:style-name="L1">
            <text:list-item>
              <text:p text:style-name="P10"><text:span text:style-name="T5">Change </text:span><text:span text:style-name="T5">“toVersionStruct3” to </text:span><text:span text:style-name="T5">“toSemVerTokens”</text:span></text:p>
            </text:list-item>
            <text:list-item>
              <text:p text:style-name="P10"><text:span text:style-name="T5">Finish </text:span><text:span text:style-name="T5">“toSemVerTokens” </text:span><text:span text:style-name="T5">algorithm</text:span></text:p>
            </text:list-item>
            <text:list-item>
              <text:p text:style-name="P10"><text:span text:style-name="T3">Add Token Analysis </text:span><text:span text:style-name="T3">System</text:span></text:p>
            </text:list-item>
            <text:list-item>
              <text:p text:style-name="P10"><text:span text:style-name="T3">Add Token </text:span><text:span text:style-name="T3">Dictionaries</text:span></text:p>
            </text:list-item>
            <text:list-item>
              <text:p text:style-name="P10"><text:span text:style-name="T3">Add Token Manager</text:span></text:p>
            </text:list-item>
            <text:list-item>
              <text:p text:style-name="P11"><text:span text:style-name="T4">Support to </text:span><text:span text:style-name="T4">BuildMetadata and </text:span><text:span text:style-name="T4">VersionBuildType </text:span><text:span text:style-name="T4">classes in Semantic </text:span><text:span text:style-name="T4">Version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6.926cm" svg:height="16.39cm" svg:x="17.32cm" svg:y="13.459cm">
          <text:list text:style-name="L1">
            <text:list-item>
              <text:p text:style-name="P11"><text:span text:style-name="T5">Token analysis for </text:span><text:span text:style-name="T5">SemVer class</text:span></text:p>
            </text:list-item>
            <text:list-item>
              <text:p text:style-name="P13"><text:span text:style-name="T3">New VersionStruct for </text:span><text:span text:style-name="T3">data transaction</text:span></text:p>
            </text:list-item>
            <text:list-item>
              <text:p text:style-name="P10"><text:span text:style-name="T5">Calendar Versioning </text:span><text:span text:style-name="T5">support</text:span></text:p>
            </text:list-item>
            <text:list-item>
              <text:p text:style-name="P10"><text:span text:style-name="T5">Hybrid Calendar </text:span><text:span text:style-name="T5">Versioning support</text:span></text:p>
            </text:list-item>
            <text:list-item>
              <text:p text:style-name="P10"><text:span text:style-name="T5">First components for </text:span><text:span text:style-name="T5">generic token system </text:span><text:span text:style-name="T5">analysi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6.926cm" svg:height="16.39cm" svg:x="24.484cm" svg:y="13.459cm">
          <text:list text:style-name="L1">
            <text:list-item>
              <text:p text:style-name="P10"><text:span text:style-name="T5">Windows Versioning format support</text:span></text:p>
            </text:list-item>
            <text:list-item>
              <text:p text:style-name="P10"><text:span text:style-name="T5">Linux Kernel versioning format support</text:span></text:p>
            </text:list-item>
            <text:list-item>
              <text:p text:style-name="P10"><text:span text:style-name="T5">Methods to work with Windows System versioning</text:span></text:p>
            </text:list-item>
            <text:list-item>
              <text:p text:style-name="P10"><text:span text:style-name="T5">Methods to work with Linux Kernel System version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7.267cm" svg:height="1.709cm" svg:x="31.789cm" svg:y="11.136cm">
          <text:p text:style-name="P3"><text:span text:style-name="T2">0.9.4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5" draw:layer="layout" svg:width="7.266cm" svg:height="1.709cm" svg:x="39.057cm" svg:y="11.137cm">
          <text:p text:style-name="P3"><text:span text:style-name="T2">0.9.5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6" draw:layer="layout" svg:width="7.267cm" svg:height="1.709cm" svg:x="46.324cm" svg:y="11.137cm">
          <text:p text:style-name="P3"><text:span text:style-name="T2">0.9.6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7" draw:layer="layout" svg:width="7.267cm" svg:height="1.709cm" svg:x="53.469cm" svg:y="11.137cm">
          <text:p text:style-name="P3"><text:span text:style-name="T2">0.9.7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9" draw:layer="layout" svg:width="6.926cm" svg:height="16.39cm" svg:x="31.789cm" svg:y="13.459cm">
          <text:list text:style-name="L1">
            <text:list-item>
              <text:p text:style-name="P18"><text:span text:style-name="T6">Rules and definitions for generic tokens</text:span></text:p>
            </text:list-item>
            <text:list-item>
              <text:p text:style-name="P18"><text:span text:style-name="T7">Generic token system analysis for VersionData </text:span><text:span text:style-name="T7">class</text:span></text:p>
            </text:list-item>
            <text:list-item>
              <text:p text:style-name="P18"><text:span text:style-name="T6">Dictionary for generic token system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6.926cm" svg:height="16.39cm" svg:x="38.954cm" svg:y="13.46cm">
          <text:list text:style-name="L1">
            <text:list-item>
              <text:p text:style-name="P10"><text:span text:style-name="T8">Version focus in </text:span><text:span text:style-name="T8">testing and fix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6.926cm" svg:height="16.39cm" svg:x="46.12cm" svg:y="13.46cm">
          <text:list text:style-name="L1">
            <text:list-item>
              <text:p text:style-name="P10"><text:span text:style-name="T5">Predefined dictionary </text:span><text:span text:style-name="T5">for all supported </text:span><text:span text:style-name="T5">versioning formats to </text:span><text:span text:style-name="T5">VersionData</text:span></text:p>
            </text:list-item>
            <text:list-item>
              <text:p text:style-name="P10"><text:span text:style-name="T5">Method to convert </text:span><text:span text:style-name="T5">VersionData to any </text:span><text:span text:style-name="T5">supported forma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6.926cm" svg:height="16.39cm" svg:x="53.284cm" svg:y="13.46cm">
          <text:list text:style-name="L1">
            <text:list-item>
              <text:p text:style-name="P10"><text:span text:style-name="T5">Struct for C programs</text:span></text:p>
            </text:list-item>
            <text:list-item>
              <text:p text:style-name="P10"><text:span text:style-name="T5">Method for convert C++ data transaction to C </text:span><text:span text:style-name="T5">data transaction</text:span></text:p>
            </text:list-item>
            <text:list-item>
              <text:p text:style-name="P10"><text:span text:style-name="T5">Method for convert C data transaction to C++ </text:span><text:span text:style-name="T5">data transac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7.267cm" svg:height="1.709cm" svg:x="60.589cm" svg:y="11.136cm">
          <text:p text:style-name="P3"><text:span text:style-name="T2">0.9.8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21" draw:layer="layout" svg:width="7.266cm" svg:height="1.709cm" svg:x="67.857cm" svg:y="11.137cm">
          <text:p text:style-name="P3"><text:span text:style-name="T2">0.9.9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2" draw:layer="layout" svg:width="7.267cm" svg:height="1.709cm" svg:x="75.124cm" svg:y="11.137cm">
          <text:p text:style-name="P3"><text:span text:style-name="T2">1.0.0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9" draw:layer="layout" svg:width="6.926cm" svg:height="16.39cm" svg:x="60.589cm" svg:y="13.459cm">
          <text:list text:style-name="L1">
            <text:list-item>
              <text:p text:style-name="P18"><text:span text:style-name="T7">Methods for C linkag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6.926cm" svg:height="16.39cm" svg:x="67.754cm" svg:y="13.46cm">
          <text:list text:style-name="L1">
            <text:list-item>
              <text:p text:style-name="P10"><text:span text:style-name="T8">Version focus on </text:span><text:span text:style-name="T8">testing and fix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6.926cm" svg:height="16.39cm" svg:x="74.92cm" svg:y="13.46cm">
          <text:list text:style-name="L1">
            <text:list-item>
              <text:p text:style-name="P10"><text:span text:style-name="T5">Remove any </text:span><text:span text:style-name="T5">unused code</text:span></text:p>
            </text:list-item>
            <text:list-item>
              <text:p text:style-name="P10"><text:span text:style-name="T5">Remove any </text:span><text:span text:style-name="T5">legacy previously </text:span><text:span text:style-name="T5">release </text:span><text:span text:style-name="T5">components</text:span></text:p>
            </text:list-item>
            <text:list-item>
              <text:p text:style-name="P10"><text:span text:style-name="T5">Version focus on </text:span><text:span text:style-name="T5">fixing any known </text:span><text:span text:style-name="T5">bugs</text:span></text:p>
            </text:list-item>
            <text:list-item>
              <text:p text:style-name="P10"><text:span text:style-name="T5">Fully documented </text:span><text:span text:style-name="T5">library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cm" svg:height="1.709cm" svg:x="10cm" svg:y="8.535cm">
          <text:p text:style-name="P3"><text:span text:style-name="T2">Q4 2025</text:span></text:p>
          <draw:enhanced-geometry svg:viewBox="0 0 21600 21600" draw:mirror-horizontal="false" draw:mirror-vertical="false" draw:text-areas="0 0 21600 21600" draw:type="chevron" draw:modifiers="20911.77673742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6" draw:layer="layout" svg:width="21.711cm" svg:height="1.709cm" svg:x="31.789cm" svg:y="8.536cm">
          <text:p text:style-name="P3"><text:span text:style-name="T2">Q1 2026</text:span></text:p>
          <draw:enhanced-geometry svg:viewBox="0 0 21600 21600" draw:mirror-horizontal="false" draw:mirror-vertical="false" draw:text-areas="0 0 21600 21600" draw:type="chevron" draw:modifiers="20904.60574797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7" draw:layer="layout" svg:width="14.281cm" svg:height="1.709cm" svg:x="53.469cm" svg:y="8.537cm">
          <text:p text:style-name="P3"><text:span text:style-name="T2">Q2 2026</text:span></text:p>
          <draw:enhanced-geometry svg:viewBox="0 0 21600 21600" draw:mirror-horizontal="false" draw:mirror-vertical="false" draw:text-areas="0 0 21600 21600" draw:type="chevron" draw:modifiers="20542.837137655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21" draw:layer="layout" svg:width="14.392cm" svg:height="1.709cm" svg:x="67.858cm" svg:y="8.537cm">
          <text:p text:style-name="P3"><text:span text:style-name="T2">Q3 2026</text:span></text:p>
          <draw:enhanced-geometry svg:viewBox="0 0 21600 21600" draw:mirror-horizontal="false" draw:mirror-vertical="false" draw:text-areas="0 0 21600 21600" draw:type="chevron" draw:modifiers="20550.9900646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267cm" svg:height="1.709cm" svg:x="2.989cm" svg:y="8.535cm">
          <text:p text:style-name="P3"><text:span text:style-name="T2">Q3 2025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24" draw:layer="layout" svg:width="15.75cm" svg:height="1.75cm" svg:x="3cm" svg:y="30.801cm">
          <text:p text:style-name="P23"><text:span text:style-name="T9"></text:span><text:span text:style-name="T10"> </text:span><text:span text:style-name="T10">The expected release date may cha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08.7403598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6" draw:layer="layout" svg:width="10.5cm" svg:height="1.75cm" svg:x="71.3cm" svg:y="31cm">
          <text:p text:style-name="P25">Document version: 1.0.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OpenSymbol" svg:font-family="Open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4" draw:display-name="Gradient 4" draw:style="radial" draw:cx="100%" draw:cy="100%" draw:start-color="#3465a4" draw:end-color="#5983b0" draw:start-intensity="100%" draw:end-intensity="100%" draw:border="0%">
      <loext:gradient-stop svg:offset="0" loext:color-type="rgb" loext:color-value="#3465a4"/>
      <loext:gradient-stop svg:offset="1" loext:color-type="rgb" loext:color-value="#5983b0"/>
    </draw:gradient>
    <draw:gradient draw:name="Gradient_20_7" draw:display-name="Gradient 7" draw:style="radial" draw:cx="50%" draw:cy="50%" draw:start-color="#ffffa6" draw:end-color="#ffff6d" draw:start-intensity="75%" draw:end-intensity="100%" draw:border="0%">
      <loext:gradient-stop svg:offset="0" loext:color-type="rgb" loext:color-value="#ffffa6"/>
      <loext:gradient-stop svg:offset="1" loext:color-type="rgb" loext:color-value="#ffff6d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gradient" draw:style="linear" draw:start-color="#afd095" draw:end-color="#729fcf" draw:start-intensity="100%" draw:end-intensity="100%" draw:angle="30deg" draw:border="0%">
      <loext:gradient-stop svg:offset="0" loext:color-type="rgb" loext:color-value="#afd095"/>
      <loext:gradient-stop svg:offset="1" loext:color-type="rgb" loext:color-value="#729fcf"/>
    </draw:gradient>
    <draw:opacity draw:name="Transparency_20_2" draw:display-name="Transparency 2" draw:style="axial" draw:start="100%" draw:end="100%" draw:angle="0deg" draw:border="0%">
      <loext:opacity-stop svg:offset="0" svg:stop-opacity="1"/>
      <loext:opacity-stop svg:offset="1" svg:stop-opacity="1"/>
    </draw:opacity>
    <draw:opacity draw:name="Transparency_20_5" draw:display-name="Transparency 5" draw:style="radial" draw:cx="50%" draw:cy="50%" draw:start="40%" draw:end="100%" draw:border="0%">
      <loext:opacity-stop svg:offset="0" svg:stop-opacity="0.4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ubtitle" style:family="graphic">
      <style:paragraph-properties fo:margin-top="0.187cm" fo:margin-bottom="0.374cm" fo:text-align="center" style:text-autospace="none"/>
      <style:text-properties style:font-name="Liberation Sans" fo:font-family="'Liberation Sans', Arial" style:font-family-generic="swiss" style:font-pitch="variable" fo:font-size="18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8pt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28pt" style:font-weight-complex="bold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85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6-24T20:54:30.026473843</meta:creation-date>
    <dc:date>2025-08-05T17:26:34.765988646</dc:date>
    <dc:creator>Matheus Lopes Silvati</dc:creator>
    <meta:editing-duration>PT8H28S</meta:editing-duration>
    <meta:editing-cycles>29</meta:editing-cycles>
    <meta:generator>LibreOffice/24.2.7.2$Linux_X86_64 LibreOffice_project/420$Build-2</meta:generator>
    <meta:print-date>2025-06-25T02:14:26.874900625</meta:print-date>
    <meta:printed-by>Arquivos PDF: Matheus Lopes Silvati</meta:printed-by>
    <meta:document-statistic meta:object-count="30"/>
  </office:meta>
</office:document-meta>
</file>